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lender</text:p>
      <text:p text:style-name="P1"/>
      <text:list xml:id="list1649467347123486222" text:style-name="L1">
        <text:list-item>
          <text:p text:style-name="P2">partie 1 : premiers pas</text:p>
          <text:list>
            <text:list-item>
              <text:p text:style-name="P4">chapitre 1 : intro</text:p>
              <text:list>
                <text:list-item>
                  <text:p text:style-name="P4">blender permet de faire :</text:p>
                  <text:list>
                    <text:list-item>
                      <text:p text:style-name="P4">des objets en 3D</text:p>
                    </text:list-item>
                    <text:list-item>
                      <text:p text:style-name="P4">des objets en 3D relief</text:p>
                    </text:list-item>
                    <text:list-item>
                      <text:p text:style-name="P4">des animations</text:p>
                    </text:list-item>
                    <text:list-item>
                      <text:p text:style-name="P4">des petits jeux vidéos</text:p>
                    </text:list-item>
                  </text:list>
                </text:list-item>
                <text:list-item>
                  <text:p text:style-name="P4">étapes de création d'objet 3D</text:p>
                  <text:list>
                    <text:list-item>
                      <text:p text:style-name="P4">modélisation 3D</text:p>
                    </text:list-item>
                    <text:list-item>
                      <text:p text:style-name="P4">réglage matériaux (couleurs et textures)</text:p>
                    </text:list-item>
                    <text:list-item>
                      <text:p text:style-name="P4">éclairage</text:p>
                    </text:list-item>
                  </text:list>
                </text:list-item>
                <text:list-item>
                  <text:p text:style-name="P4">caractéristiques blender</text:p>
                  <text:list>
                    <text:list-item>
                      <text:p text:style-name="P4">gratuit et libre</text:p>
                    </text:list-item>
                    <text:list-item>
                      <text:p text:style-name="P4">multiplateforme</text:p>
                    </text:list-item>
                    <text:list-item>
                      <text:p text:style-name="P4">intégralement en anglais</text:p>
                    </text:list-item>
                  </text:list>
                </text:list-item>
                <text:list-item>
                  <text:p text:style-name="P4">quelques fonctionnalités</text:p>
                  <text:list>
                    <text:list-item>
                      <text:p text:style-name="P4">flou de mouvement et flou focal</text:p>
                    </text:list-item>
                    <text:list-item>
                      <text:p text:style-name="P4">formats d'exportation nombreux</text:p>
                    </text:list-item>
                    <text:list-item>
                      <text:p text:style-name="P4">simulation de fluides</text:p>
                    </text:list-item>
                    <text:list-item>
                      <text:p text:style-name="P4">moteurs physiques pour simuler collision et déformations d'objets</text:p>
                    </text:list-item>
                    <text:list-item>
                      <text:p text:style-name="P4">scripteurs pythons pour créer de petits plugins</text:p>
                    </text:list-item>
                  </text:list>
                </text:list-item>
              </text:list>
            </text:list-item>
            <text:list-item>
              <text:p text:style-name="P2">chapitre 2 : faisons connaissance avec l'interface</text:p>
              <text:list>
                <text:list-item>
                  <text:p text:style-name="P2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4-06T22:40:54</meta:creation-date>
    <dc:date>2014-04-06T23:44:23</dc:date>
    <dc:creator>yjfjyf jjku</dc:creator>
    <meta:editing-duration>PT1H3M29S</meta:editing-duration>
    <meta:editing-cycles>19</meta:editing-cycles>
    <meta:generator>OpenOffice/4.0.0$Unix OpenOffice.org_project/400m3$Build-9702</meta:generator>
    <meta:document-statistic meta:table-count="0" meta:image-count="0" meta:object-count="0" meta:page-count="1" meta:paragraph-count="23" meta:word-count="110" meta:character-count="610"/>
  </office:meta>
</office:document-meta>
</file>